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000000020043C9B92B6C01BC17.jpg" manifest:media-type="image/jpeg"/>
  <manifest:file-entry manifest:full-path="Pictures/10000000000002000000020048BC02EDFE370521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officeooo:paragraph-rsid="00153846"/>
    </style:style>
    <style:style style:name="P2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loext:graphic-properties draw:fill="none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style:writing-mode="lr-tb"/>
    </style:style>
    <style:style style:name="P9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10" style:family="paragraph">
      <loext:graphic-properties draw:fill-color="#ffd8ce"/>
      <style:paragraph-properties fo:text-align="center" style:writing-mode="lr-tb"/>
      <style:text-properties fo:font-weight="bold" style:font-weight-asian="bold" style:font-weight-complex="bold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-color="#fff5ce"/>
      <style:paragraph-properties fo:text-align="center" style:writing-mode="lr-tb"/>
    </style:style>
    <style:style style:name="P13" style:family="paragraph">
      <loext:graphic-properties draw:fill-color="#800080"/>
      <style:paragraph-properties fo:text-align="center" style:writing-mode="lr-tb"/>
    </style:style>
    <style:style style:name="P14" style:family="paragraph">
      <loext:graphic-properties draw:fill="gradient" draw:fill-gradient-name="Pastel_20_Bouquet"/>
      <style:paragraph-properties fo:text-align="center" style:writing-mode="lr-tb"/>
    </style:style>
    <style:style style:name="P15" style:family="paragraph">
      <loext:graphic-properties draw:fill-color="#dee6ef"/>
      <style:paragraph-properties fo:text-align="center" style:writing-mode="lr-tb"/>
    </style:style>
    <style:style style:name="P16" style:family="paragraph">
      <loext:graphic-properties draw:fill-color="#ffffff"/>
    </style:style>
    <style:style style:name="P17" style:family="paragraph">
      <loext:graphic-properties draw:fill-color="#729fcf"/>
      <style:paragraph-properties fo:text-align="center" style:writing-mode="lr-tb"/>
    </style:style>
    <style:style style:name="P18" style:family="paragraph">
      <loext:graphic-properties draw:fill-color="#ff0000"/>
      <style:paragraph-properties fo:text-align="center" style:writing-mode="lr-tb"/>
    </style:style>
    <style:style style:name="P19" style:family="paragraph">
      <loext:graphic-properties draw:fill-color="#ffffff"/>
      <style:paragraph-properties fo:text-align="center" style:writing-mode="lr-tb"/>
    </style:style>
    <style:style style:name="P20" style:family="paragraph">
      <style:paragraph-properties fo:text-align="center" style:writing-mode="lr-tb"/>
      <style:text-properties fo:background-color="#ffff00"/>
    </style:style>
    <style:style style:name="P21" style:family="paragraph">
      <style:paragraph-properties style:writing-mode="lr-tb"/>
      <style:text-properties fo:background-color="#ffff00"/>
    </style:style>
    <style:style style:name="P22" style:family="paragraph">
      <loext:graphic-properties draw:fill="bitmap" draw:fill-image-name="Bathroom_20_Tiles"/>
      <style:paragraph-properties fo:text-align="center"/>
    </style:style>
    <style:style style:name="P23" style:family="paragraph">
      <loext:graphic-properties draw:fill="bitmap" draw:fill-image-name="Maple_20_Leaves"/>
      <style:paragraph-properties fo:text-align="center"/>
    </style:style>
    <style:style style:name="T1" style:family="text">
      <style:text-properties fo:font-size="16pt" fo:font-weight="bold" style:font-size-asian="14pt" style:font-weight-asian="bold" style:font-size-complex="16pt" style:font-weight-complex="bold"/>
    </style:style>
    <style:style style:name="T2" style:family="text">
      <style:text-properties fo:font-size="22pt" style:font-size-asian="18pt" style:font-size-complex="22pt"/>
    </style:style>
    <style:style style:name="T3" style:family="text">
      <style:text-properties fo:font-size="28pt" style:font-size-asian="24pt" style:font-size-complex="28pt"/>
    </style:style>
    <style:style style:name="T4" style:family="text">
      <style:text-properties fo:font-size="22pt" fo:background-color="#ffff00" style:font-size-asian="18pt" style:font-size-complex="22pt"/>
    </style:style>
    <style:style style:name="T5" style:family="text">
      <style:text-properties fo:font-size="18pt" style:font-size-asian="15pt" style:font-size-complex="18pt"/>
    </style:style>
    <style:style style:name="gr1" style:family="graphic">
      <style:graphic-properties draw:stroke="none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1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="none" draw:textarea-horizontal-align="justify" draw:textarea-vertical-align="middle" draw:auto-grow-height="false" fo:min-height="1.676cm" fo:min-width="2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="none" draw:textarea-horizontal-align="justify" draw:textarea-vertical-align="middle" draw:auto-grow-height="false" fo:min-height="1.125cm" fo:min-width="1.8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1.588cm" fo:min-width="3.3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fill-color="#ffd8ce" draw:textarea-horizontal-align="justify" draw:textarea-vertical-align="middle" draw:auto-grow-height="false" fo:min-height="1.575cm" fo:min-width="3.4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textarea-horizontal-align="justify" draw:textarea-vertical-align="middle" draw:auto-grow-height="false" fo:min-height="1.529cm" fo:min-width="8.9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-color="#fff5ce" draw:textarea-horizontal-align="justify" draw:textarea-vertical-align="middle" draw:auto-grow-height="false" fo:min-height="1.533cm" fo:min-width="4.9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fill-color="#800080" draw:textarea-horizontal-align="justify" draw:textarea-vertical-align="middle" draw:auto-grow-height="false" fo:min-height="3.244cm" fo:min-width="8.5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fill="gradient" draw:fill-gradient-name="Pastel_20_Bouquet" draw:textarea-horizontal-align="justify" draw:textarea-vertical-align="middle" draw:auto-grow-height="false" fo:min-height="2.84cm" fo:min-width="2.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fill-color="#dee6ef" draw:textarea-horizontal-align="justify" draw:textarea-vertical-align="middle" draw:auto-grow-height="false" fo:min-height="0.965cm" fo:min-width="2.462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fill-color="#ffffff" draw:textarea-horizontal-align="justify" draw:textarea-vertical-align="middle" draw:auto-grow-height="false" fo:min-height="2.087cm" fo:min-width="25.0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fill-color="#729fcf" draw:textarea-horizontal-align="justify" draw:textarea-vertical-align="middle" draw:auto-grow-height="false" fo:min-height="1.894cm" fo:min-width="2.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fill-color="#ff0000" draw:textarea-horizontal-align="justify" draw:textarea-vertical-align="middle" draw:auto-grow-height="false" fo:min-height="1.894cm" fo:min-width="2.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fill-color="#fff5ce" draw:textarea-horizontal-align="justify" draw:textarea-vertical-align="middle" draw:auto-grow-height="false" fo:min-height="0.974cm" fo:min-width="2.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fill-color="#ffffff" draw:textarea-horizontal-align="justify" draw:textarea-vertical-align="middle" draw:auto-grow-height="false" fo:min-height="1.085cm" fo:min-width="12.2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textarea-horizontal-align="justify" draw:textarea-vertical-align="middle" draw:auto-grow-height="false" fo:min-height="1.42cm" fo:min-width="27.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textarea-horizontal-align="justify" draw:textarea-vertical-align="middle" draw:auto-grow-height="false" fo:min-height="0.656cm" fo:min-width="1.7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textarea-horizontal-align="justify" draw:textarea-vertical-align="middle" draw:auto-grow-height="false" fo:min-height="0.614cm" fo:min-width="1.3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fill-color="#fff5ce" draw:textarea-horizontal-align="justify" draw:textarea-vertical-align="middle" draw:auto-grow-height="false" fo:min-height="0.751cm" fo:min-width="7.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fill="bitmap" draw:fill-image-name="Bathroom_20_Tiles" draw:textarea-horizontal-align="justify" draw:textarea-vertical-align="middle" draw:auto-grow-height="false" fo:min-height="2.506cm" fo:min-width="2.5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fill="bitmap" draw:fill-image-name="Maple_20_Leaves" draw:textarea-horizontal-align="justify" draw:textarea-vertical-align="middle" draw:auto-grow-height="false" fo:min-height="2.506cm" fo:min-width="2.6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fill="bitmap" draw:fill-image-name="Maple_20_Leaves" draw:textarea-horizontal-align="justify" draw:textarea-vertical-align="middle" draw:auto-grow-height="false" fo:min-height="2.506cm" fo:min-width="2.5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draw:textarea-horizontal-align="justify" draw:textarea-vertical-align="middle" draw:auto-grow-height="false" fo:min-height="0.111cm" fo:min-width="0.1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draw:fill-color="#ffffff" draw:textarea-horizontal-align="justify" draw:textarea-vertical-align="middle" draw:auto-grow-height="false" fo:min-height="3.898cm" fo:min-width="23.3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draw:textarea-horizontal-align="justify" draw:textarea-vertical-align="middle" draw:auto-grow-height="false" fo:min-height="2.757cm" fo:min-width="20.2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6" draw:name="Forme6" draw:style-name="gr12" draw:text-style-name="P15" svg:width="3.483cm" svg:height="1.364cm" svg:x="1.279cm" svg:y="2.596cm"><text:p text:style-name="P11">SERIE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Forme6_0" draw:style-name="gr12" draw:text-style-name="P15" svg:width="3.483cm" svg:height="1.364cm" svg:x="5.235cm" svg:y="2.596cm"><text:p text:style-name="P11">AUTEUR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Forme6_1" draw:style-name="gr12" draw:text-style-name="P15" svg:width="3.483cm" svg:height="1.364cm" svg:x="9.745cm" svg:y="2.653cm"><text:p text:style-name="P11">EDITION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name="Forme6_2" draw:style-name="gr12" draw:text-style-name="P15" svg:width="3.483cm" svg:height="1.364cm" svg:x="13.839cm" svg:y="2.596cm"><text:p text:style-name="P11">LANGUE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name="Forme6_3" draw:style-name="gr12" draw:text-style-name="P15" svg:width="3.483cm" svg:height="1.364cm" svg:x="17.768cm" svg:y="2.596cm"><text:p text:style-name="P11">AIDE / FAQ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Forme6_4" draw:style-name="gr12" draw:text-style-name="P15" svg:width="3.483cm" svg:height="1.364cm" svg:x="21.498cm" svg:y="2.514cm"><text:p text:style-name="P11">CONTACT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0" draw:name="Forme1" draw:style-name="gr10" draw:text-style-name="P13" svg:width="8.885cm" svg:height="3.594cm" svg:x="8.687cm" svg:y="-1.75cm"><text:p text:style-name="P11"><text:span text:style-name="T3">MANGA 4 AL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Forme2" draw:style-name="gr17" draw:text-style-name="P19" svg:width="12.283cm" svg:height="1.086cm" svg:x="6.57cm" svg:y="5.103cm"><text:p text:style-name="P11">RECHERCHER</text:p><draw:enhanced-geometry svg:viewBox="0 0 21600 21600" draw:type="rectangle" draw:enhanced-path="M 0 0 L 21600 0 21600 21600 0 21600 0 0 Z N"/></draw:custom-shape><draw:custom-shape text:anchor-type="paragraph" draw:z-index="2" draw:name="Forme3" draw:style-name="gr16" draw:text-style-name="P12" svg:width="2.23cm" svg:height="0.974cm" svg:x="20.218cm" svg:y="-1.109cm"><text:p text:style-name="P11">S’inscrire</text:p><draw:enhanced-geometry svg:viewBox="0 0 21600 21600" draw:type="rectangle" draw:enhanced-path="M 0 0 L 21600 0 21600 21600 0 21600 0 0 Z N"/></draw:custom-shape><draw:custom-shape text:anchor-type="paragraph" draw:z-index="3" draw:name="Forme3_0" draw:style-name="gr16" draw:text-style-name="P12" svg:width="2.23cm" svg:height="0.974cm" svg:x="20.216cm" svg:y="0.342cm"><text:p text:style-name="P11">Se Connecter</text:p><draw:enhanced-geometry svg:viewBox="0 0 21600 21600" draw:type="rectangle" draw:enhanced-path="M 0 0 L 21600 0 21600 21600 0 21600 0 0 Z N"/></draw:custom-shape><draw:custom-shape text:anchor-type="paragraph" draw:z-index="4" draw:name="Forme4" draw:style-name="gr15" draw:text-style-name="P18" svg:width="2.061cm" svg:height="1.895cm" svg:x="1.78cm" svg:y="0.034cm"><text:p text:style-name="P11">INSTA</text:p><draw:enhanced-geometry svg:viewBox="0 0 21600 21600" draw:type="rectangle" draw:enhanced-path="M 0 0 L 21600 0 21600 21600 0 21600 0 0 Z N"/></draw:custom-shape><draw:custom-shape text:anchor-type="paragraph" draw:z-index="5" draw:name="Forme4_0" draw:style-name="gr14" draw:text-style-name="P17" svg:width="2.061cm" svg:height="1.895cm" svg:x="4.537cm" svg:y="0.062cm"><text:p text:style-name="P11">FB</text:p><draw:enhanced-geometry svg:viewBox="0 0 21600 21600" draw:type="rectangle" draw:enhanced-path="M 0 0 L 21600 0 21600 21600 0 21600 0 0 Z N"/></draw:custom-shape><draw:custom-shape text:anchor-type="paragraph" draw:z-index="12" draw:name="Forme7" draw:style-name="gr27" draw:text-style-name="P11" svg:width="20.275cm" svg:height="2.758cm" svg:x="3.006cm" svg:y="6.327cm"><text:p text:style-name="P11"><text:span text:style-name="T5">Bienvenue sur Manga4All, un lieu de découverte, de partage et de collection, </text:span></text:p><text:p text:style-name="P11"><text:span text:style-name="T5">spécialisé dans le manga d’occasion</text:span></text:p><draw:enhanced-geometry svg:viewBox="0 0 21600 21600" draw:type="rectangle" draw:enhanced-path="M 0 0 L 21600 0 21600 21600 0 21600 0 0 Z N"/></draw:custom-shape><draw:custom-shape text:anchor-type="paragraph" draw:z-index="13" draw:name="Forme9" draw:style-name="gr26" draw:text-style-name="P16" svg:width="23.312cm" svg:height="3.899cm" svg:x="1.501cm" svg:y="11.285cm"><text:p/><draw:enhanced-geometry svg:viewBox="0 0 21600 21600" draw:type="rectangle" draw:enhanced-path="M 0 0 L 21600 0 21600 21600 0 21600 0 0 Z N"/></draw:custom-shape><draw:custom-shape text:anchor-type="paragraph" draw:z-index="14" draw:name="Forme8" draw:style-name="gr22" draw:text-style-name="P22" svg:width="2.507cm" svg:height="2.507cm" svg:x="2.254cm" svg:y="12.037cm"><text:p/><draw:enhanced-geometry svg:viewBox="0 0 21600 21600" draw:type="rectangle" draw:enhanced-path="M 0 0 L 21600 0 21600 21600 0 21600 0 0 Z N"/></draw:custom-shape><draw:custom-shape text:anchor-type="paragraph" draw:z-index="15" draw:name="Forme10" draw:style-name="gr25" draw:text-style-name="P4" svg:width="0.112cm" svg:height="0.112cm" svg:x="6.237cm" svg:y="13.57cm"><text:p/><draw:enhanced-geometry svg:viewBox="0 0 21600 21600" draw:type="rectangle" draw:enhanced-path="M 0 0 L 21600 0 21600 21600 0 21600 0 0 Z N"/></draw:custom-shape><draw:custom-shape text:anchor-type="paragraph" draw:z-index="16" draw:name="Forme8_0" draw:style-name="gr24" draw:text-style-name="P23" svg:width="2.507cm" svg:height="2.507cm" svg:x="5.512cm" svg:y="12.093cm"><text:p/><draw:enhanced-geometry svg:viewBox="0 0 21600 21600" draw:type="rectangle" draw:enhanced-path="M 0 0 L 21600 0 21600 21600 0 21600 0 0 Z N"/></draw:custom-shape><draw:custom-shape text:anchor-type="paragraph" draw:z-index="17" draw:name="Forme8_1" draw:style-name="gr22" draw:text-style-name="P22" svg:width="2.507cm" svg:height="2.507cm" svg:x="8.521cm" svg:y="12.12cm"><text:p/><draw:enhanced-geometry svg:viewBox="0 0 21600 21600" draw:type="rectangle" draw:enhanced-path="M 0 0 L 21600 0 21600 21600 0 21600 0 0 Z N"/></draw:custom-shape><draw:custom-shape text:anchor-type="paragraph" draw:z-index="18" draw:name="Forme8_2" draw:style-name="gr24" draw:text-style-name="P23" svg:width="2.507cm" svg:height="2.507cm" svg:x="11.726cm" svg:y="12.12cm"><text:p/><draw:enhanced-geometry svg:viewBox="0 0 21600 21600" draw:type="rectangle" draw:enhanced-path="M 0 0 L 21600 0 21600 21600 0 21600 0 0 Z N"/></draw:custom-shape><draw:custom-shape text:anchor-type="paragraph" draw:z-index="19" draw:name="Forme8_3" draw:style-name="gr22" draw:text-style-name="P22" svg:width="2.507cm" svg:height="2.507cm" svg:x="14.87cm" svg:y="12.121cm"><text:p/><draw:enhanced-geometry svg:viewBox="0 0 21600 21600" draw:type="rectangle" draw:enhanced-path="M 0 0 L 21600 0 21600 21600 0 21600 0 0 Z N"/></draw:custom-shape><draw:custom-shape text:anchor-type="paragraph" draw:z-index="20" draw:name="Forme8_4" draw:style-name="gr23" draw:text-style-name="P23" svg:width="2.675cm" svg:height="2.507cm" svg:x="18.099cm" svg:y="12.065cm"><text:p/><draw:enhanced-geometry svg:viewBox="0 0 21600 21600" draw:type="rectangle" draw:enhanced-path="M 0 0 L 21600 0 21600 21600 0 21600 0 0 Z N"/></draw:custom-shape><draw:custom-shape text:anchor-type="paragraph" draw:z-index="21" draw:name="Forme8_5" draw:style-name="gr22" draw:text-style-name="P22" svg:width="2.507cm" svg:height="2.507cm" svg:x="21.47cm" svg:y="12.091cm"><text:p/><draw:enhanced-geometry svg:viewBox="0 0 21600 21600" draw:type="rectangle" draw:enhanced-path="M 0 0 L 21600 0 21600 21600 0 21600 0 0 Z N"/></draw:custom-shape><draw:custom-shape text:anchor-type="paragraph" draw:z-index="22" draw:name="Forme11" draw:style-name="gr21" draw:text-style-name="P12" svg:width="7.13cm" svg:height="0.752cm" svg:x="9.495cm" svg:y="9.95cm"><text:p text:style-name="P11">Dernières nouveautés postées :</text:p><draw:enhanced-geometry svg:viewBox="0 0 21600 21600" draw:type="rectangle" draw:enhanced-path="M 0 0 L 21600 0 21600 21600 0 21600 0 0 Z N"/></draw:custom-shape><draw:custom-shape text:anchor-type="paragraph" draw:z-index="23" draw:name="Forme12" draw:style-name="gr20" svg:width="1.534cm" svg:height="1.227cm" svg:x="24.451cm" svg:y="12.56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4" draw:name="Forme13" draw:style-name="gr19" svg:width="2.005cm" svg:height="1.31cm" svg:x="-0.058cm" svg:y="12.538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5" draw:name="Forme14" draw:style-name="gr18" draw:text-style-name="P21" svg:width="27.851cm" svg:height="1.421cm" svg:x="-0.894cm" svg:y="17.274cm"><text:p text:style-name="P20"><text:span text:style-name="T4">FOOTER</text:span></text:p><draw:enhanced-geometry svg:viewBox="0 0 21600 21600" draw:type="rectangle" draw:enhanced-path="M 0 0 L 21600 0 21600 21600 0 21600 0 0 Z N"/></draw:custom-shape><draw:frame text:anchor-type="paragraph" draw:z-index="53" draw:name="Forme20" draw:style-name="gr5" draw:text-style-name="P5" svg:width="2.897cm" svg:height="0.976cm" svg:x="-1.939cm" svg:y="-1.72cm"><draw:text-box><text:p text:style-name="P4">PAGE D’ACCUEIL</text:p></draw:text-box></draw:frame><draw:custom-shape text:anchor-type="paragraph" draw:z-index="54" draw:name="Forme21" draw:style-name="gr4" draw:text-style-name="P7" svg:width="2.564cm" svg:height="1.588cm" svg:x="-1.773cm" svg:y="-1.9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57" draw:name="Forme24" draw:style-name="gr1" draw:text-style-name="P3" svg:width="1.029cm" svg:height="1.95cm" svg:x="24.469cm" svg:y="-0.321cm"><draw:text-box><text:p>FR</text:p><text:p/><text:p>EN</text:p><text:p/></draw:text-box></draw:frame></text:p>
      <text:p text:style-name="P2"><draw:custom-shape text:anchor-type="paragraph" draw:z-index="40" draw:name="Forme1_1" draw:style-name="gr10" draw:text-style-name="P13" svg:width="8.885cm" svg:height="3.594cm" svg:x="8.687cm" svg:y="-0.774cm"><text:p text:style-name="P11"><text:span text:style-name="T3">MANGA 4 AL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1" draw:name="Forme16_0" draw:style-name="gr9" draw:text-style-name="P12" svg:width="4.903cm" svg:height="1.534cm" svg:x="6.082cm" svg:y="6.417cm"><text:p text:style-name="P11"><text:span text:style-name="T2">Prénom</text:span></text:p><draw:enhanced-geometry svg:viewBox="0 0 21600 21600" draw:type="rectangle" draw:enhanced-path="M 0 0 L 21600 0 21600 21600 0 21600 0 0 Z N"/></draw:custom-shape><draw:custom-shape text:anchor-type="paragraph" draw:z-index="42" draw:name="Forme16_1" draw:style-name="gr9" draw:text-style-name="P12" svg:width="4.903cm" svg:height="1.534cm" svg:x="6.054cm" svg:y="8.449cm"><text:p text:style-name="P11"><text:span text:style-name="T2">Adresse mail</text:span></text:p><draw:enhanced-geometry svg:viewBox="0 0 21600 21600" draw:type="rectangle" draw:enhanced-path="M 0 0 L 21600 0 21600 21600 0 21600 0 0 Z N"/></draw:custom-shape><draw:custom-shape text:anchor-type="paragraph" draw:z-index="43" draw:name="Forme16_2" draw:style-name="gr9" draw:text-style-name="P12" svg:width="4.903cm" svg:height="1.534cm" svg:x="5.999cm" svg:y="10.483cm"><text:p text:style-name="P11"><text:span text:style-name="T2">Pseudo</text:span></text:p><draw:enhanced-geometry svg:viewBox="0 0 21600 21600" draw:type="rectangle" draw:enhanced-path="M 0 0 L 21600 0 21600 21600 0 21600 0 0 Z N"/></draw:custom-shape><draw:custom-shape text:anchor-type="paragraph" draw:z-index="44" draw:name="Forme16_3" draw:style-name="gr9" draw:text-style-name="P12" svg:width="4.903cm" svg:height="1.534cm" svg:x="6.025cm" svg:y="12.545cm"><text:p text:style-name="P11"><text:span text:style-name="T2">Mot de passe</text:span></text:p><draw:enhanced-geometry svg:viewBox="0 0 21600 21600" draw:type="rectangle" draw:enhanced-path="M 0 0 L 21600 0 21600 21600 0 21600 0 0 Z N"/></draw:custom-shape><draw:custom-shape text:anchor-type="paragraph" draw:z-index="45" draw:name="Forme17" draw:style-name="gr8" svg:width="8.997cm" svg:height="1.53cm" svg:x="10.956cm" svg:y="8.453cm"><text:p/><draw:enhanced-geometry svg:viewBox="0 0 21600 21600" draw:type="rectangle" draw:enhanced-path="M 0 0 L 21600 0 21600 21600 0 21600 0 0 Z N"/></draw:custom-shape><draw:custom-shape text:anchor-type="paragraph" draw:z-index="46" draw:name="Forme16_4" draw:style-name="gr9" draw:text-style-name="P12" svg:width="4.903cm" svg:height="1.534cm" svg:x="6.054cm" svg:y="4.383cm"><text:p text:style-name="P11"><text:span text:style-name="T2">NOM</text:span></text:p><draw:enhanced-geometry svg:viewBox="0 0 21600 21600" draw:type="rectangle" draw:enhanced-path="M 0 0 L 21600 0 21600 21600 0 21600 0 0 Z N"/></draw:custom-shape><draw:custom-shape text:anchor-type="paragraph" draw:z-index="47" draw:name="Forme17_0" draw:style-name="gr8" svg:width="8.997cm" svg:height="1.53cm" svg:x="10.984cm" svg:y="6.421cm"><text:p/><draw:enhanced-geometry svg:viewBox="0 0 21600 21600" draw:type="rectangle" draw:enhanced-path="M 0 0 L 21600 0 21600 21600 0 21600 0 0 Z N"/></draw:custom-shape><draw:custom-shape text:anchor-type="paragraph" draw:z-index="48" draw:name="Forme17_1" draw:style-name="gr8" svg:width="8.997cm" svg:height="1.53cm" svg:x="10.956cm" svg:y="4.383cm"><text:p/><draw:enhanced-geometry svg:viewBox="0 0 21600 21600" draw:type="rectangle" draw:enhanced-path="M 0 0 L 21600 0 21600 21600 0 21600 0 0 Z N"/></draw:custom-shape><draw:custom-shape text:anchor-type="paragraph" draw:z-index="49" draw:name="Forme17_2" draw:style-name="gr8" svg:width="8.997cm" svg:height="1.53cm" svg:x="10.901cm" svg:y="10.483cm"><text:p/><draw:enhanced-geometry svg:viewBox="0 0 21600 21600" draw:type="rectangle" draw:enhanced-path="M 0 0 L 21600 0 21600 21600 0 21600 0 0 Z N"/></draw:custom-shape><draw:custom-shape text:anchor-type="paragraph" draw:z-index="50" draw:name="Forme17_3" draw:style-name="gr8" svg:width="8.997cm" svg:height="1.53cm" svg:x="10.927cm" svg:y="12.548cm"><text:p/><draw:enhanced-geometry svg:viewBox="0 0 21600 21600" draw:type="rectangle" draw:enhanced-path="M 0 0 L 21600 0 21600 21600 0 21600 0 0 Z N"/></draw:custom-shape><draw:custom-shape text:anchor-type="paragraph" draw:z-index="51" draw:name="Forme18" draw:style-name="gr7" draw:text-style-name="P10" svg:width="4.903cm" svg:height="2.229cm" svg:x="11.262cm" svg:y="15.298cm"><text:p text:style-name="P9"><text:span text:style-name="T1">S’inscrir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2" draw:name="Forme19" draw:style-name="gr6" draw:text-style-name="P8" svg:width="3.37cm" svg:height="1.588cm" svg:x="0.457cm" svg:y="0.427cm"><text:p text:style-name="P8">ACCUEIL/Retour</text:p><draw:enhanced-geometry svg:viewBox="0 0 21600 21600" draw:type="rectangle" draw:enhanced-path="M 0 0 L 21600 0 21600 21600 0 21600 0 0 Z N"/></draw:custom-shape><draw:custom-shape text:anchor-type="paragraph" draw:z-index="55" draw:name="Forme22" draw:style-name="gr3" draw:text-style-name="P6" svg:width="3.788cm" svg:height="2.368cm" svg:x="-1.939cm" svg:y="-1.9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56" draw:name="Forme23_0" draw:style-name="gr2" draw:text-style-name="P5" svg:width="2.424cm" svg:height="1.144cm" svg:x="-1.242cm" svg:y="-1.413cm"><draw:text-box><text:p text:style-name="P4">Page de connexion</text:p></draw:text-box></draw:frame></text:p>
      <text:p text:style-name="P1"><draw:custom-shape text:anchor-type="paragraph" draw:z-index="33" draw:name="Forme6_5" draw:style-name="gr12" draw:text-style-name="P15" svg:width="3.483cm" svg:height="1.364cm" svg:x="0.776cm" svg:y="4.489cm"><text:p text:style-name="P11">SERIE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4" draw:name="Forme6_6" draw:style-name="gr12" draw:text-style-name="P15" svg:width="3.483cm" svg:height="1.364cm" svg:x="4.733cm" svg:y="4.489cm"><text:p text:style-name="P11">AUTEUR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5" draw:name="Forme6_7" draw:style-name="gr12" draw:text-style-name="P15" svg:width="3.483cm" svg:height="1.364cm" svg:x="9.243cm" svg:y="4.546cm"><text:p text:style-name="P11">EDITION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6" draw:name="Forme6_8" draw:style-name="gr12" draw:text-style-name="P15" svg:width="3.483cm" svg:height="1.364cm" svg:x="13.337cm" svg:y="4.489cm"><text:p text:style-name="P11">LANGUE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7" draw:name="Forme6_9" draw:style-name="gr12" draw:text-style-name="P15" svg:width="3.483cm" svg:height="1.364cm" svg:x="20.996cm" svg:y="4.406cm"><text:p text:style-name="P11">CONTACT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8" draw:name="Forme6_10" draw:style-name="gr12" draw:text-style-name="P15" svg:width="3.483cm" svg:height="1.364cm" svg:x="17.21cm" svg:y="4.491cm"><text:p text:style-name="P11">AIDE / FAQ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6" draw:name="Forme1_0" draw:style-name="gr10" draw:text-style-name="P13" svg:width="8.885cm" svg:height="3.594cm" svg:x="8.742cm" svg:y="-1.277cm"><text:p text:style-name="P11"><text:span text:style-name="T3">MANGA 4 AL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7" draw:name="Forme2_0" draw:style-name="gr17" draw:text-style-name="P19" svg:width="12.283cm" svg:height="1.086cm" svg:x="6.93cm" svg:y="2.651cm"><text:p text:style-name="P11">RECHERCHER</text:p><draw:enhanced-geometry svg:viewBox="0 0 21600 21600" draw:type="rectangle" draw:enhanced-path="M 0 0 L 21600 0 21600 21600 0 21600 0 0 Z N"/></draw:custom-shape><draw:custom-shape text:anchor-type="paragraph" draw:z-index="28" draw:name="Forme3_1" draw:style-name="gr16" draw:text-style-name="P12" svg:width="2.23cm" svg:height="0.974cm" svg:x="19.018cm" svg:y="0.644cm"><text:p text:style-name="P11">S’inscrire</text:p><draw:enhanced-geometry svg:viewBox="0 0 21600 21600" draw:type="rectangle" draw:enhanced-path="M 0 0 L 21600 0 21600 21600 0 21600 0 0 Z N"/></draw:custom-shape><draw:custom-shape text:anchor-type="paragraph" draw:z-index="29" draw:name="Forme3_2" draw:style-name="gr16" draw:text-style-name="P12" svg:width="2.23cm" svg:height="0.974cm" svg:x="21.858cm" svg:y="0.646cm"><text:p text:style-name="P11">Se Connecter</text:p><draw:enhanced-geometry svg:viewBox="0 0 21600 21600" draw:type="rectangle" draw:enhanced-path="M 0 0 L 21600 0 21600 21600 0 21600 0 0 Z N"/></draw:custom-shape><draw:custom-shape text:anchor-type="paragraph" draw:z-index="30" draw:name="Forme4_1" draw:style-name="gr15" draw:text-style-name="P18" svg:width="2.061cm" svg:height="1.895cm" svg:x="1.834cm" svg:y="0.506cm"><text:p text:style-name="P11">INSTA</text:p><draw:enhanced-geometry svg:viewBox="0 0 21600 21600" draw:type="rectangle" draw:enhanced-path="M 0 0 L 21600 0 21600 21600 0 21600 0 0 Z N"/></draw:custom-shape><draw:custom-shape text:anchor-type="paragraph" draw:z-index="31" draw:name="Forme4_2" draw:style-name="gr14" draw:text-style-name="P17" svg:width="2.061cm" svg:height="1.895cm" svg:x="4.591cm" svg:y="0.534cm"><text:p text:style-name="P11">FB</text:p><draw:enhanced-geometry svg:viewBox="0 0 21600 21600" draw:type="rectangle" draw:enhanced-path="M 0 0 L 21600 0 21600 21600 0 21600 0 0 Z N"/></draw:custom-shape><draw:custom-shape text:anchor-type="paragraph" draw:z-index="32" draw:name="Forme5_0" draw:style-name="gr13" draw:text-style-name="P16" svg:width="25.233cm" svg:height="2.313cm" svg:x="-0.032cm" svg:y="4.04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9" draw:name="Forme15" draw:style-name="gr11" draw:text-style-name="P14" svg:width="2.841cm" svg:height="2.841cm" svg:x="0.734cm" svg:y="7.749cm"><text:p text:style-name="P11">PHOTO</text:p><text:p text:style-name="P11"><text:s/>DE PROFIL</text:p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Deep_20_Ocean" draw:display-name="Deep Ocean" draw:style="radial" draw:cx="50%" draw:cy="50%" draw:start-color="#000000" draw:end-color="#729fcf" draw:start-intensity="100%" draw:end-intensity="100%" draw:border="0%"/>
    <draw:gradient draw:name="Pastel_20_Bouquet" draw:display-name="Pastel Bouquet" draw:style="linear" draw:start-color="#dde8cb" draw:end-color="#ffd7d7" draw:start-intensity="100%" draw:end-intensity="100%" draw:angle="30deg" draw:border="0%"/>
    <draw:fill-image draw:name="Bathroom_20_Tiles" draw:display-name="Bathroom Tiles" xlink:href="Pictures/10000000000002000000020048BC02EDFE370521.jpg" xlink:type="simple" xlink:show="embed" xlink:actuate="onLoad"/>
    <draw:fill-image draw:name="Maple_20_Leaves" draw:display-name="Maple Leaves" xlink:href="Pictures/10000000000002000000020043C9B92B6C01BC17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0T15:46:28.042000000</meta:creation-date>
    <dc:date>2021-09-15T16:45:05.106000000</dc:date>
    <meta:editing-duration>PT2H23M5S</meta:editing-duration>
    <meta:editing-cycles>9</meta:editing-cycles>
    <meta:generator>LibreOffice/7.1.5.2$Windows_X86_64 LibreOffice_project/85f04e9f809797b8199d13c421bd8a2b025d52b5</meta:generator>
    <meta:document-statistic meta:table-count="0" meta:image-count="0" meta:object-count="0" meta:page-count="3" meta:paragraph-count="0" meta:word-count="0" meta:character-count="0" meta:non-whitespace-character-count="0"/>
  </office:meta>
</office:document-meta>
</file>